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top="0in" fo:margin-bottom="0in"/>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weight="bold" style:font-weight-asian="bold" style:font-weight-complex="bold"/>
    </style:style>
    <style:style style:name="P6" style:family="paragraph" style:parent-style-name="Text_20_body">
      <style:paragraph-properties fo:margin-top="0in" fo:margin-bottom="0in"/>
      <style:text-properties fo:font-weight="bold" officeooo:rsid="00181dcc" officeooo:paragraph-rsid="00181dcc" style:font-weight-asian="bold" style:font-weight-complex="bold"/>
    </style:style>
    <style:style style:name="P7" style:family="paragraph" style:parent-style-name="Text_20_body">
      <style:paragraph-properties fo:margin-top="0in" fo:margin-bottom="0in"/>
      <style:text-properties officeooo:rsid="00181dcc" officeooo:paragraph-rsid="00181dcc"/>
    </style:style>
    <style:style style:name="P8" style:family="paragraph" style:parent-style-name="Text_20_body">
      <style:paragraph-properties fo:margin-top="0in" fo:margin-bottom="0in"/>
      <style:text-properties officeooo:rsid="0016c91e" officeooo:paragraph-rsid="0016c91e"/>
    </style:style>
    <style:style style:name="P9" style:family="paragraph" style:parent-style-name="Standard">
      <style:text-properties officeooo:rsid="001a10e1" officeooo:paragraph-rsid="001a10e1"/>
    </style:style>
    <style:style style:name="T1" style:family="text">
      <style:text-properties officeooo:rsid="00158c92"/>
    </style:style>
    <style:style style:name="T2" style:family="text">
      <style:text-properties officeooo:rsid="0015d665"/>
    </style:style>
    <style:style style:name="T3" style:family="text">
      <style:text-properties officeooo:rsid="0016b799"/>
    </style:style>
    <style:style style:name="T4" style:family="text">
      <style:text-properties officeooo:rsid="00181dcc"/>
    </style:style>
    <style:style style:name="T5" style:family="text">
      <style:text-properties officeooo:rsid="001bab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le til åbningsreception lørdag d. 18. september 2010</text:p>
      <text:p text:style-name="Standard"/>
      <text:p text:style-name="P2">Velkommen til </text:p>
      <text:p text:style-name="Standard"/>
      <text:p text:style-name="Standard">Formand for Open Space Aarhus</text:p>
      <text:p text:style-name="Standard">God dag indtil videre</text:p>
      <text:p text:style-name="Standard"/>
      <text:p text:style-name="P2">Foreningens korte historie</text:p>
      <text:p text:style-name="Standard"/>
      <text:p text:style-name="Standard">Er gået hurtigt og der er sket meget</text:p>
      <text:p text:style-name="Standard">Marts:Foreninger der manglede lokaler og gerne ville samarbejde: Repræsentanter fra ØJLUG, Hack Århus og Ubuntu Danmark i Århus snakkede sammen. </text:p>
      <text:p text:style-name="Standard">Enighed om forening, der skulle styre lokalerne, betalt af medlemmerne</text:p>
      <text:p text:style-name="Standard">Ideen med foreningen – åbent fysisk rum i Århus, teknisk interessede kan mødes, udveksle erfaringer og idéer, <text:span text:style-name="T4">skabe kontakter til andre.</text:span></text:p>
      <text:p text:style-name="Standard">Kodeordene er åben og rum</text:p>
      <text:p text:style-name="Standard">Stiftelse af forening og bestyrelse</text:p>
      <text:p text:style-name="Standard">Godt tilbud på de her lokaler ift. stigende husleje, vi må gøre hvad vi vil, <text:span text:style-name="T4">bliver revet ned om 2 år ca.</text:span></text:p>
      <text:p text:style-name="Standard">Juni: Tomme lokaler – se billede på væggen</text:p>
      <text:p text:style-name="P9">Første dag jeg vidste vi havde gang i noget rigtig godt, kom ned, folk sad på gulvet og snakkede</text:p>
      <text:p text:style-name="Standard">Arbejdsweekender, møbelsponsorater, arv elektronik, mange bestyrelsesmøder</text:p>
      <text:p text:style-name="Standard">Danmarks største hackerspace – at hacke er at undersøge/ændre/lege med elektroniske ting og få dem til at gøre noget, måske noget andet end producenten havde tænkt, positivt og meningsfyldt, <text:span text:style-name="T1">begejstring for teknologi,</text:span> circuit bending i eftermiddags et godt eksempel</text:p>
      <text:p text:style-name="Standard"/>
      <text:p text:style-name="P2">Lokalerne</text:p>
      <text:p text:style-name="Standard"/>
      <text:p text:style-name="Standard">Mødelokale m. Skydedøre, arbejdsområde, Seniorer uden Grænser, Køkken, Opbevaring, CNC-maskine</text:p>
      <text:p text:style-name="Standard"/>
      <text:p text:style-name="P2">Aktiviteter</text:p>
      <text:p text:style-name="Standard"/>
      <text:p text:style-name="Standard">T3 – 1. tirsdag, små tekniske foredrag, kom og bliv forvirret på et højere niveau.</text:p>
      <text:p text:style-name="Standard">Månedlige åbne bestyrelsesmøder</text:p>
      <text:p text:style-name="Standard">Hack Århus møder – roder med elektronik, hver tirsdag 17-?</text:p>
      <text:p text:style-name="Standard">Ubuntu Community – oplyser og forbedrer Ubuntu, hver torsdag 17-19</text:p>
      <text:p text:style-name="Standard">Seniorer Uden Grænser – computere til ulande, hver onsdag formiddag</text:p>
      <text:p text:style-name="Standard">Drupal-gruppe</text:p>
      <text:p text:style-name="Standard">Workshops – lær-at-lodde</text:p>
      <text:p text:style-name="Standard">Rundvisning på DTI</text:p>
      <text:p text:style-name="Standard"/>
      <text:p text:style-name="P2">Status for foreningen</text:p>
      <text:p text:style-name="Standard"/>
      <text:p text:style-name="Standard">Vi har fået masser af støtte fra sponsorer</text:p>
      <text:p text:style-name="Standard">Mange medlemmer – antal <text:span text:style-name="T1">56 betalende, 89 gratismedlemmer, </text:span><text:span text:style-name="T2">langt foran hvad vi havde kalkuleret med, mål 60 </text:span><text:span text:style-name="T5">betalende </text:span><text:span text:style-name="T2">medlemmer i december</text:span></text:p>
      <text:p text:style-name="Standard">Mangfoldighed og synergieffekt mellem de mange forskellige medlemmer, der kommer her</text:p>
      <text:p text:style-name="Standard">Vi kan lære af hinanden – HW-folk vil gerne lære at kode, SW-folk vil gerne lære at lodde</text:p>
      <text:p text:style-name="Standard"/>
      <text:p text:style-name="P5"/>
      <text:p text:style-name="P5"/>
      <text:p text:style-name="P5"><text:soft-page-break/></text:p>
      <text:p text:style-name="P5">Bliv medlem</text:p>
      <text:p text:style-name="P4"/>
      <text:p text:style-name="Standard">Det er ikke en fitnessklub...</text:p>
      <text:p text:style-name="P3">Selve foreningen er lokalerne, I er med til at sørge for at der sker noget. Brug foreningen til dine aktiviteter</text:p>
      <text:p text:style-name="P4"/>
      <text:p text:style-name="P4">Bliv betalende medlem</text:p>
      <text:p text:style-name="P4">Det er det foreningen er baseret på, 150 kr, adgang 24/7 til lokaler og indhold,</text:p>
      <text:p text:style-name="Standard">Tag venner med, fri adgang til lager, rabatordning ved ELFA, samarbejde med INCUBA Science Park, iværksætterhjælp vs. Teknikerhjælp, <text:span text:style-name="T2">låne prototypeværksted</text:span></text:p>
      <text:p text:style-name="Standard"/>
      <text:p text:style-name="Standard">Gratismedlem – uforpligtende, kun lidt info pr. mail</text:p>
      <text:p text:style-name="Standard"/>
      <text:p text:style-name="P2">Fremtid</text:p>
      <text:p text:style-name="Standard"/>
      <text:p text:style-name="Standard">Bygge væg, <text:span text:style-name="T3">f.eks. </text:span>RFID <text:span text:style-name="T3">til toiletpapir, til elektronik, til at købe snacks</text:span></text:p>
      <text:p text:style-name="Standard">Vil gerne have et bredt spektrum af nørdede aktiviteter, både HW og SW</text:p>
      <text:p text:style-name="P4">Vi skal spare lidt op, så vi kan afvikle opstartsgæld og have råd til at flytte i nye lokaler, når disse rives ned om et par år. </text:p>
      <text:p text:style-name="P4"/>
      <text:p text:style-name="P5">Kæmpe tak</text:p>
      <text:p text:style-name="P4"/>
      <text:p text:style-name="P4">Tak til alle medlemmer – I er med til at få foreningen til at fungere og mange har leveret en stor arbejdsindsats</text:p>
      <text:p text:style-name="P4">Tak til sponsorer</text:p>
      <text:p text:style-name="P4">Tak til alle jer der er kommet og viser interesse </text:p>
      <text:p text:style-name="P4">Hav en fortsat god dag og aften, gå rundt og network og mød folk, kom og snak med os med klistermærkerne, kom gerne med ideer til hvad du gerne vil lave i OSAA.</text:p>
      <text:p text:style-name="P4"/>
      <text:p text:style-name="P6">Praktiske ting</text:p>
      <text:p text:style-name="P7"/>
      <text:p text:style-name="P7">Køb øl, sodavand og snacks i baren i køkkenet</text:p>
      <text:p text:style-name="P7">Se dig for og pas på hvor du stiller din øl, ikke alt kan tåle øl</text:p>
      <text:p text:style-name="P7">Toiletter ude på gangen</text:p>
      <text:p text:style-name="P7">Rygning ude på terassen</text:p>
      <text:p text:style-name="P4"/>
      <text:p text:style-name="P5">Velkommen til Poul<text:span text:style-name="T3">-</text:span>Henning Kamp</text:p>
      <text:p text:style-name="P4"/>
      <text:p text:style-name="P4">En af de meget flittige <text:span text:style-name="T3">og hardcore </text:span>hackere i Danmark, bl.a. FreeBSD, Varnish,..</text:p>
      <text:p text:style-name="P8">Han udgiver under beerware license, så mange af os skylder nok en ø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lle Petersen</meta:initial-creator>
    <meta:creation-date>2010-09-16T15:38:49</meta:creation-date>
    <meta:generator>OpenOffice.org/3.2$Linux OpenOffice.org_project/320m19$Build-9505</meta:generator>
    <dc:date>2010-09-18T10:07:15</dc:date>
    <dc:creator>Helle Friis Petersen</dc:creator>
    <meta:editing-duration>PT01H42M28S</meta:editing-duration>
    <meta:editing-cycles>38</meta:editing-cycles>
    <meta:document-statistic meta:table-count="0" meta:image-count="0" meta:object-count="0" meta:page-count="2" meta:paragraph-count="56" meta:word-count="574" meta:character-count="3457"/>
  </office:meta>
</office:document-meta>
</file>